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e750"/>
    </style:style>
    <style:style style:name="T1" style:family="text">
      <style:text-properties officeooo:rsid="0011e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cd /home/openmrs/sp2013-csc668-868-group1/trunk/BasicModule/trunk/api; JAVA_HOME=/home/openmrs/Downloads/jdk1.6.0_43 /home/openmrs/netbeans-7.3/java/maven/bin/mvn "-Dexec.args=-classpath %classpath org.openmrs.module.basicmodule.dsscompiler.compiler.DSSProgram" -Dexec.executable=/home/openmrs/Downloads/jdk1.6.0_43/bin/java process-classes org.codehaus.mojo:exec-maven-plugin:1.2.1:exec</text:span></text:p>
      <text:p text:style-name="P1"><text:span text:style-name="T1">Scanning for projects...</text:span></text:p>
      <text:p text:style-name="P1"><text:span text:style-name="T1"><text:s text:c="72"/></text:span></text:p>
      <text:p text:style-name="P1"><text:span text:style-name="T1">------------------------------------------------------------------------</text:span></text:p>
      <text:p text:style-name="P1"><text:span text:style-name="T1">Building Basic Module API 0.1-SNAPSHOT</text:span></text:p>
      <text:p text:style-name="P1"><text:span text:style-name="T1">------------------------------------------------------------------------</text:span></text:p>
      <text:p text:style-name="P1"><text:span text:style-name="T1"/></text:p>
      <text:p text:style-name="P1"><text:span text:style-name="T1">[resources:resources]</text:span></text:p>
      <text:p text:style-name="P1"><text:span text:style-name="T1">[debug] execute contextualize</text:span></text:p>
      <text:p text:style-name="P1"><text:span text:style-name="T1">File encoding has not been set, using platform encoding UTF-8, i.e. build is platform dependent!</text:span></text:p>
      <text:p text:style-name="P1"><text:span text:style-name="T1">Using platform encoding (UTF-8 actually) to copy filtered resources, i.e. build is platform dependent!</text:span></text:p>
      <text:p text:style-name="P1"><text:span text:style-name="T1">Copying 5 resources</text:span></text:p>
      <text:p text:style-name="P1"><text:span text:style-name="T1"/></text:p>
      <text:p text:style-name="P1"><text:span text:style-name="T1">[compiler:compile]</text:span></text:p>
      <text:p text:style-name="P1"><text:span text:style-name="T1">Nothing to compile - all classes are up to date</text:span></text:p>
      <text:p text:style-name="P1"><text:span text:style-name="T1"/></text:p>
      <text:p text:style-name="P1"><text:span text:style-name="T1">[exec:exec]</text:span></text:p>
      <text:p text:style-name="P1"><text:span text:style-name="T1">Source file: /home/openmrs/sp2013-csc668-868-group1/BasicModule/tests1.dss</text:span></text:p>
      <text:p text:style-name="P1"><text:span text:style-name="T1">user.dir: /home/openmrs/sp2013-csc668-868-group1/trunk/BasicModule/trunk/api</text:span></text:p>
      <text:p text:style-name="P1"><text:span text:style-name="T1">null</text:span></text:p>
      <text:p text:style-name="P1"><text:span text:style-name="T1"/></text:p>
      <text:p text:style-name="P1"><text:span text:style-name="T1">null</text:span></text:p>
      <text:p text:style-name="P1"><text:span text:style-name="T1">====STARTING TESTS====</text:span></text:p>
      <text:p text:style-name="P1"><text:span text:style-name="T1">null</text:span></text:p>
      <text:p text:style-name="P1"><text:span text:style-name="T1">If Then Test</text:span></text:p>
      <text:p text:style-name="P1"><text:span text:style-name="T1">null</text:span></text:p>
      <text:p text:style-name="P1"><text:span text:style-name="T1">True</text:span></text:p>
      <text:p text:style-name="P1"><text:span text:style-name="T1">null</text:span></text:p>
      <text:p text:style-name="P1"><text:span text:style-name="T1">If Then Else Test</text:span></text:p>
      <text:p text:style-name="P1"><text:span text:style-name="T1">null</text:span></text:p>
      <text:p text:style-name="P1"><text:span text:style-name="T1">True</text:span></text:p>
      <text:p text:style-name="P1"><text:span text:style-name="T1">null</text:span></text:p>
      <text:p text:style-name="P1"><text:span text:style-name="T1">If Elsif Else Test:expect 1</text:span></text:p>
      <text:p text:style-name="P1"><text:span text:style-name="T1">null</text:span></text:p>
      <text:p text:style-name="P1"><text:span text:style-name="T1">1</text:span></text:p>
      <text:p text:style-name="P1"><text:span text:style-name="T1">null</text:span></text:p>
      <text:p text:style-name="P1"><text:span text:style-name="T1">+ - &lt; test</text:span></text:p>
      <text:p text:style-name="P1"><text:span text:style-name="T1">null</text:span></text:p>
      <text:p text:style-name="P1"><text:span text:style-name="T1">True</text:span></text:p>
      <text:p text:style-name="P1"><text:span text:style-name="T1">null</text:span></text:p>
      <text:p text:style-name="P1"><text:span text:style-name="T1">&lt;= / test</text:span></text:p>
      <text:p text:style-name="P1"><text:span text:style-name="T1">null</text:span></text:p>
      <text:p text:style-name="P1"><text:span text:style-name="T1">True</text:span></text:p>
      <text:p text:style-name="P1"><text:soft-page-break/><text:span text:style-name="T1">null</text:span></text:p>
      <text:p text:style-name="P1"><text:span text:style-name="T1">!= test</text:span></text:p>
      <text:p text:style-name="P1"><text:span text:style-name="T1">null</text:span></text:p>
      <text:p text:style-name="P1"><text:span text:style-name="T1">False</text:span></text:p>
      <text:p text:style-name="P1"><text:span text:style-name="T1">null</text:span></text:p>
      <text:p text:style-name="P1"><text:span text:style-name="T1">list test</text:span></text:p>
      <text:p text:style-name="P1"><text:span text:style-name="T1">null</text:span></text:p>
      <text:p text:style-name="P1"><text:span text:style-name="T1">False</text:span></text:p>
      <text:p text:style-name="P1"><text:span text:style-name="T1">null</text:span></text:p>
      <text:p text:style-name="P1"><text:span text:style-name="T1">** test</text:span></text:p>
      <text:p text:style-name="P1"><text:span text:style-name="T1">null</text:span></text:p>
      <text:p text:style-name="P1"><text:span text:style-name="T1">False</text:span></text:p>
      <text:p text:style-name="P1"><text:span text:style-name="T1">null</text:span></text:p>
      <text:p text:style-name="P1"><text:span text:style-name="T1">Return Test:expect fifteen</text:span></text:p>
      <text:p text:style-name="P1"><text:span text:style-name="T1">null</text:span></text:p>
      <text:p text:style-name="P1"><text:span text:style-name="T1">fifteen</text:span></text:p>
      <text:p text:style-name="P1"><text:span text:style-name="T1">null</text:span></text:p>
      <text:p text:style-name="P1"><text:span text:style-name="T1">Concatenation Test:expected addingStrings</text:span></text:p>
      <text:p text:style-name="P1"><text:span text:style-name="T1">null</text:span></text:p>
      <text:p text:style-name="P1"><text:span text:style-name="T1">addingStrings</text:span></text:p>
      <text:p text:style-name="P1"><text:span text:style-name="T1">null</text:span></text:p>
      <text:p text:style-name="P1"><text:span text:style-name="T1">While Test</text:span></text:p>
      <text:p text:style-name="P1"><text:span text:style-name="T1">null</text:span></text:p>
      <text:p text:style-name="P1"><text:span text:style-name="T1">testing..</text:span></text:p>
      <text:p text:style-name="P1"><text:span text:style-name="T1">null</text:span></text:p>
      <text:p text:style-name="P1"><text:span text:style-name="T1">While Test</text:span></text:p>
      <text:p text:style-name="P1"><text:span text:style-name="T1">null</text:span></text:p>
      <text:p text:style-name="P1"><text:span text:style-name="T1">testing..</text:span></text:p>
      <text:p text:style-name="P1"><text:span text:style-name="T1">null</text:span></text:p>
      <text:p text:style-name="P1"><text:span text:style-name="T1">For Test</text:span></text:p>
      <text:p text:style-name="P1"><text:span text:style-name="T1">null</text:span></text:p>
      <text:p text:style-name="P1"><text:span text:style-name="T1">printing..</text:span></text:p>
      <text:p text:style-name="P1"><text:span text:style-name="T1">null</text:span></text:p>
      <text:p text:style-name="P1"><text:span text:style-name="T1">printing..</text:span></text:p>
      <text:p text:style-name="P1"><text:span text:style-name="T1">null</text:span></text:p>
      <text:p text:style-name="P1"><text:span text:style-name="T1">====ENDING TESTS====</text:span></text:p>
      <text:p text:style-name="P1"><text:span text:style-name="T1">null</text:span></text:p>
      <text:p text:style-name="P1"><text:span text:style-name="T1"/></text:p>
      <text:p text:style-name="P1"><text:span text:style-name="T1">------------------------------------------------------------------------</text:span></text:p>
      <text:p text:style-name="P1"><text:span text:style-name="T1">BUILD SUCCESS</text:span></text:p>
      <text:p text:style-name="P1"><text:span text:style-name="T1">------------------------------------------------------------------------</text:span></text:p>
      <text:p text:style-name="P1"><text:span text:style-name="T1">Total time: 23.509s</text:span></text:p>
      <text:p text:style-name="P1"><text:span text:style-name="T1">Finished at: Sun Apr 28 22:45:26 PDT 2013</text:span></text:p>
      <text:p text:style-name="P1"><text:span text:style-name="T1">Final Memory: 4M/24M</text:span></text:p>
      <text:p text:style-name="P1"><text:span text:style-name="T1">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MRS </meta:initial-creator>
    <meta:creation-date>2013-04-28T22:44:59</meta:creation-date>
    <dc:date>2013-04-28T22:47:26</dc:date>
    <dc:creator>OpenMRS </dc:creator>
    <meta:editing-duration>P0D</meta:editing-duration>
    <meta:editing-cycles>1</meta:editing-cycles>
    <meta:document-statistic meta:table-count="0" meta:image-count="0" meta:object-count="0" meta:page-count="2" meta:paragraph-count="83" meta:word-count="178" meta:character-count="1916" meta:non-whitespace-character-count="1748"/>
    <meta:generator>LibreOffice/3.6$Linux_X86_64 LibreOffice_project/360m1$Build-2</meta:generator>
  </office:meta>
</office:document-meta>
</file>